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dSqlGrammarException.getR2dbc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dSqlGrammarException.BadSqlGrammarException( String task , String sql , R2dbc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dSqlGrammarException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